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  <style:map style:condition="cell-content()&gt;0" style:apply-style-name="Good" style:base-cell-address="structure_thesis.H21"/>
      <style:map style:condition="cell-content()&lt;0" style:apply-style-name="Error" style:base-cell-address="structure_thesis.H21"/>
    </style:style>
    <style:style style:name="ce2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ge</text:p>
          </table:table-cell>
          <table:table-cell table:style-name="ce10" office:value-type="string" calcext:value-type="string">
            <text:p>Tage Total</text:p>
          </table:table-cell>
          <table:table-cell office:value-type="string" calcext:value-type="string">
            <text:p>-&gt; bis montag 25 bis dienstag 26</text:p>
          </table:table-cell>
          <table:table-cell table:number-columns-repeated="57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20" table:formula="of:=[.E2]/[.F2]" office:value-type="percentage" office:value="0.96" calcext:value-type="percentage">
            <text:p>96,00 %</text:p>
          </table:table-cell>
          <table:table-cell table:style-name="ce9"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roduction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ory</text:p>
          </table:table-cell>
          <table:table-cell table:style-name="ce10" table:formula="of:=SUM([.C6:.C9])" office:value-type="float" office:value="13.5" calcext:value-type="float">
            <text:p>13,5</text:p>
          </table:table-cell>
          <table:table-cell table:formula="of:=[.D6]+[.D7]+[.D8]+[.D9]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Information Seeking</text:p>
          </table:table-cell>
          <table:table-cell table:style-name="ce11"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Information Practices</text:p>
          </table:table-cell>
          <table:table-cell table:style-name="ce11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esearch Software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Humanities</text:p>
          </table:table-cell>
          <table:table-cell table:style-name="ce1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Research Design</text:p>
          </table:table-cell>
          <table:table-cell table:style-name="ce10" table:formula="of:=SUM([.C11:.C12])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indings</text:p>
          </table:table-cell>
          <table:table-cell table:style-name="ce10" table:formula="of:=SUM([.C14:.C17])" office:value-type="float" office:value="18" calcext:value-type="float">
            <text:p>18</text:p>
          </table:table-cell>
          <table:table-cell office:value-type="float" office:value="17.5" calcext:value-type="float">
            <text:p>17,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W 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P Software</text:p>
          </table:table-cell>
          <table:table-cell table:style-name="ce11" office:value-type="float" office:value="7.5" calcext:value-type="float">
            <text:p>7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Domain Factors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cussion</text:p>
          </table:table-cell>
          <table:table-cell table:style-name="ce12"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onclusion</text:p>
          </table:table-cell>
          <table:table-cell table:style-name="ce12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rman Conclusion</text:p>
          </table:table-cell>
          <table:table-cell table:style-name="ce12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0]+[.C19]+[.C18]+[.C13]+[.C10]+[.C5]+[.C4]+[.C3]" office:value-type="float" office:value="49" calcext:value-type="float">
            <text:p>49</text:p>
          </table:table-cell>
          <table:table-cell table:style-name="ce9" table:formula="of:=[.D20]+[.D19]+[.D18]+[.D13]+[.D5]+[.D4]+[.D3]+[.D10]" office:value-type="float" office:value="53" calcext:value-type="float">
            <text:p>53</text:p>
          </table:table-cell>
          <table:table-cell table:style-name="ce9" table:number-columns-repeated="2"/>
          <table:table-cell table:style-name="ce20" table:formula="of:=[.C21]/[.D21]" office:value-type="percentage" office:value="0.924528301886793" calcext:value-type="percentage">
            <text:p>92,45 %</text:p>
          </table:table-cell>
          <table:table-cell table:style-name="ce21" table:formula="of:=[.G21]-[.G2]" office:value-type="percentage" office:value="-0.0354716981132075" calcext:value-type="percentage">
            <text:p>-3,55 %</text:p>
          </table:table-cell>
          <table:table-cell table:style-name="ce9" table:number-columns-repeated="56"/>
        </table:table-row>
        <table:table-row table:style-name="ro1">
          <table:table-cell table:number-columns-repeated="7"/>
          <table:table-cell table:style-name="ce23" table:formula="of:=[.H21]*[.D21]" office:value-type="float" office:value="-1.88" calcext:value-type="float">
            <text:p>-1,9</text:p>
          </table:table-cell>
          <table:table-cell table:number-columns-repeated="56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ructure_thesis.H21:structure_thesis.H21">
            <calcext:condition calcext:apply-style-name="Good" calcext:value="&gt;0" calcext:base-cell-address="structure_thesis.H21"/>
            <calcext:condition calcext:apply-style-name="Error" calcext:value="&lt;0" calcext:base-cell-address="structure_thesis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.00.0000</text:date>, <text:time style:data-style-name="N2" text:time-value="22:18:32.225449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0-19T15:33:07.962542465</dc:date>
    <dc:creator>Ronny Gey</dc:creator>
    <meta:editing-duration>P17DT17H27M1S</meta:editing-duration>
    <meta:editing-cycles>108</meta:editing-cycles>
    <meta:document-statistic meta:table-count="2" meta:cell-count="114" meta:object-count="0"/>
  </office:meta>
</office:document-meta>
</file>